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officeooo:rsid="001202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roup Meetings: Agenda &amp; Minutes</text:h>
      <text:h text:style-name="Heading_20_2" text:outline-level="2">Meeting 5</text:h>
      <text:p text:style-name="Standard">Date:18 May 2025</text:p>
      <text:p text:style-name="Standard">Time:21:00 – 21:19</text:p>
      <text:p text:style-name="Standard">Attendance:</text:p>
      <text:list text:style-name="WWNum1">
        <text:list-item>
          <text:p text:style-name="P2">- Timothy (Scrum Leader)</text:p>
        </text:list-item>
        <text:list-item>
          <text:p text:style-name="P2">- Lazola</text:p>
        </text:list-item>
        <text:list-item>
          <text:p text:style-name="P2">- Junior</text:p>
        </text:list-item>
        <text:list-item>
          <text:p text:style-name="P2">- Mhuluri</text:p>
        </text:list-item>
        <text:list-item>
          <text:p text:style-name="P2">- Steven (Late)</text:p>
        </text:list-item>
      </text:list>
      <text:p text:style-name="Standard">Discussion Points:</text:p>
      <text:h text:style-name="Heading_20_3" text:outline-level="3">Task Progress Updates</text:h>
      <text:list text:continue-numbering="true" text:style-name="WWNum1">
        <text:list-item>
          <text:p text:style-name="P2">- Junior: Completed his task.</text:p>
        </text:list-item>
        <text:list-item>
          <text:p text:style-name="P2">- Mhuluri: Incomplete; facing issues with CSV and PDF export extensions.</text:p>
        </text:list-item>
        <text:list-item>
          <text:p text:style-name="P2">- Steven: Joked about being left out; has UI updates pending.</text:p>
        </text:list-item>
      </text:list>
      <text:h text:style-name="Heading_20_3" text:outline-level="3">Feature-Specific Discussions</text:h>
      <text:list text:continue-numbering="true" text:style-name="WWNum1">
        <text:list-item>
          <text:p text:style-name="P2">- Mhuluri: Forgot to add product filtering; will implement it.</text:p>
        </text:list-item>
        <text:list-item>
          <text:p text:style-name="P2">- Lazola: Updated UML diagrams; awaiting CSS implementation.</text:p>
        </text:list-item>
        <text:list-item>
          <text:p text:style-name="P2">- Timothy: Will merge Mhuluri's dashboard updates.</text:p>
        </text:list-item>
      </text:list>
      <text:h text:style-name="Heading_20_3" text:outline-level="3">User Testing</text:h>
      <text:list text:continue-numbering="true" text:style-name="WWNum1">
        <text:list-item>
          <text:p text:style-name="P2">- Timothy has secured two testers (buyers and sellers).</text:p>
        </text:list-item>
        <text:list-item>
          <text:p text:style-name="P2">- Each member (Junior, Mhuluri, Steven, Lazola) to find one tester.</text:p>
        </text:list-item>
      </text:list>
      <text:h text:style-name="Heading_20_3" text:outline-level="3">Admin Email Setup</text:h>
      <text:list text:continue-numbering="true" text:style-name="WWNum1">
        <text:list-item>
          <text:p text:style-name="P2">- Junior's email is currently in use; Lazola may also add his.</text:p>
        </text:list-item>
      </text:list>
      <text:h text:style-name="Heading_20_3" text:outline-level="3">Feature Updates</text:h>
      <text:list text:continue-numbering="true" text:style-name="WWNum1">
        <text:list-item>
          <text:p text:style-name="P2">- Delivery option removed by Timothy.</text:p>
        </text:list-item>
        <text:list-item>
          <text:p text:style-name="P2">- Steven to finalize the price updates feature.</text:p>
        </text:list-item>
        <text:list-item>
          <text:p text:style-name="P2">- AI feature preparation discussed.</text:p>
        </text:list-item>
      </text:list>
      <text:h text:style-name="Heading_20_2" text:outline-level="2"><text:soft-page-break/>Meeting 4</text:h>
      <text:p text:style-name="Standard">Date:16 May 2025</text:p>
      <text:p text:style-name="Standard">Time: 15:00 – 15:44</text:p>
      <text:p text:style-name="Standard"><text:span text:style-name="T1">A</text:span>ttendance:</text:p>
      <text:list text:continue-numbering="true" text:style-name="WWNum1">
        <text:list-item>
          <text:p text:style-name="P2">- Timothy (Scrum Leader)</text:p>
        </text:list-item>
        <text:list-item>
          <text:p text:style-name="P2">- Lazola</text:p>
        </text:list-item>
        <text:list-item>
          <text:p text:style-name="P2">- Junior</text:p>
        </text:list-item>
        <text:list-item>
          <text:p text:style-name="P2">- Mhuluri</text:p>
        </text:list-item>
        <text:list-item>
          <text:p text:style-name="P2">- Refiloe</text:p>
        </text:list-item>
        <text:list-item>
          <text:p text:style-name="P2">- Steven (Absent)</text:p>
        </text:list-item>
      </text:list>
      <text:p text:style-name="Standard">Discussion Points:</text:p>
      <text:h text:style-name="Heading_20_3" text:outline-level="3">Tutor Walkthrough</text:h>
      <text:list text:continue-numbering="true" text:style-name="WWNum1">
        <text:list-item>
          <text:p text:style-name="P2">- Setup delays led to a poor impression.</text:p>
        </text:list-item>
        <text:list-item>
          <text:p text:style-name="P2">- Mhuluri walked the tutor through the site; issues due to audio problems.</text:p>
        </text:list-item>
        <text:list-item>
          <text:p text:style-name="P2">- Tutor advised improving CSS and removing unused features.</text:p>
        </text:list-item>
      </text:list>
      <text:h text:style-name="Heading_20_3" text:outline-level="3">Tutor Feedback</text:h>
      <text:list text:continue-numbering="true" text:style-name="WWNum1">
        <text:list-item>
          <text:p text:style-name="P2">- Tutor to mark the project on Monday.</text:p>
        </text:list-item>
        <text:list-item>
          <text:p text:style-name="P2">- All features must be completed by then.</text:p>
        </text:list-item>
      </text:list>
      <text:h text:style-name="Heading_20_2" text:outline-level="2">Meeting 3</text:h>
      <text:p text:style-name="Standard">Date:15 May 2025</text:p>
      <text:p text:style-name="Standard">Time:21:00 – 21:28</text:p>
      <text:p text:style-name="Standard">Attendance:</text:p>
      <text:list text:continue-numbering="true" text:style-name="WWNum1">
        <text:list-item>
          <text:p text:style-name="P2">- Timothy (Scrum Leader)</text:p>
        </text:list-item>
        <text:list-item>
          <text:p text:style-name="P2">- Lazola</text:p>
        </text:list-item>
        <text:list-item>
          <text:p text:style-name="P2">- Junior</text:p>
        </text:list-item>
        <text:list-item>
          <text:p text:style-name="P2">- Mhuluri</text:p>
        </text:list-item>
        <text:list-item>
          <text:p text:style-name="P2">- Steven (Late)</text:p>
        </text:list-item>
      </text:list>
      <text:p text:style-name="Standard">Discussion Points:</text:p>
      <text:h text:style-name="Heading_20_3" text:outline-level="3">Progress Check</text:h>
      <text:list text:continue-numbering="true" text:style-name="WWNum1">
        <text:list-item>
          <text:p text:style-name="P2">- Mhuluri: Fixed range functionality; investigating cross-device crashes.</text:p>
        </text:list-item>
        <text:list-item>
          <text:p text:style-name="P2"><text:soft-page-break/>- Timothy: Struggled with database structure for 'Track Orders' feature.</text:p>
        </text:list-item>
        <text:list-item>
          <text:p text:style-name="P2">- Junior suggested adding a 'status' field; idea dismissed.</text:p>
        </text:list-item>
        <text:list-item>
          <text:p text:style-name="P2">- Steven proposed the same idea; accepted by Timothy.</text:p>
        </text:list-item>
      </text:list>
      <text:h text:style-name="Heading_20_3" text:outline-level="3">Task Updates</text:h>
      <text:list text:continue-numbering="true" text:style-name="WWNum1">
        <text:list-item>
          <text:p text:style-name="P2">- Junior: Fixed CSS for cart; relocated cart to navigation bar.</text:p>
        </text:list-item>
        <text:list-item>
          <text:p text:style-name="P2">- Steven: Will remove delivery and work on AI implementation with Junior.</text:p>
        </text:list-item>
      </text:list>
      <text:h text:style-name="Heading_20_2" text:outline-level="2">Meeting 2</text:h>
      <text:p text:style-name="Standard">Date:14 May 2025</text:p>
      <text:p text:style-name="Standard">Attendance:</text:p>
      <text:list text:continue-numbering="true" text:style-name="WWNum1">
        <text:list-item>
          <text:p text:style-name="P2">- Lazola</text:p>
        </text:list-item>
        <text:list-item>
          <text:p text:style-name="P2">- Junior</text:p>
        </text:list-item>
        <text:list-item>
          <text:p text:style-name="P2">- Mhuluri</text:p>
        </text:list-item>
        <text:list-item>
          <text:p text:style-name="P2">- Steven (Late)</text:p>
        </text:list-item>
        <text:list-item>
          <text:p text:style-name="P2">- Timothy (Scrum Leader) [Absent]</text:p>
        </text:list-item>
      </text:list>
      <text:p text:style-name="Standard">Discussion Points:</text:p>
      <text:h text:style-name="Heading_20_3" text:outline-level="3">Task Distribution by Steven</text:h>
      <text:list text:continue-numbering="true" text:style-name="WWNum1">
        <text:list-item>
          <text:p text:style-name="P2">- Lazola: Design UML diagrams.</text:p>
        </text:list-item>
        <text:list-item>
          <text:p text:style-name="P2">- Steven: Remove the delivery option.</text:p>
        </text:list-item>
        <text:list-item>
          <text:p text:style-name="P2">- Mhuluri: Fix dashboard.</text:p>
        </text:list-item>
        <text:list-item>
          <text:p text:style-name="P2">- Junior: Fix cart CSS; move cart button to navigation.</text:p>
        </text:list-item>
      </text:list>
      <text:h text:style-name="Heading_20_2" text:outline-level="2">Meeting 1</text:h>
      <text:p text:style-name="Standard">Date: 5 May 2025</text:p>
      <text:p text:style-name="Standard">Attendance:</text:p>
      <text:list text:continue-numbering="true" text:style-name="WWNum1">
        <text:list-item>
          <text:p text:style-name="P2">- Timothy (Scrum Leader)</text:p>
        </text:list-item>
        <text:list-item>
          <text:p text:style-name="P2">- Lazola</text:p>
        </text:list-item>
        <text:list-item>
          <text:p text:style-name="P2">- Junior</text:p>
        </text:list-item>
        <text:list-item>
          <text:p text:style-name="P2">- Mhuluri</text:p>
        </text:list-item>
        <text:list-item>
          <text:p text:style-name="P2">- Steven (Late)</text:p>
        </text:list-item>
        <text:list-item>
          <text:p text:style-name="P2">- Refiloe</text:p>
        </text:list-item>
      </text:list>
      <text:p text:style-name="Standard">Discussion Points:</text:p>
      <text:list text:continue-numbering="true" text:style-name="WWNum1">
        <text:list-item>
          <text:p text:style-name="P2"><text:soft-page-break/>- Fix CSS for product hover effects.</text:p>
        </text:list-item>
        <text:list-item>
          <text:p text:style-name="P2">- Update UML diagrams for next sprint.</text:p>
        </text:list-item>
        <text:list-item>
          <text:p text:style-name="P2">- Remove delivery option.</text:p>
        </text:list-item>
        <text:list-item>
          <text:p text:style-name="P2">- Resolve dashboard issue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20:24.352680877</dc:date>
    <meta:editing-duration>PT1M59S</meta:editing-duration>
    <meta:generator>LibreOffice/24.2.7.2$Linux_X86_64 LibreOffice_project/420$Build-2</meta:generator>
    <meta:document-statistic meta:table-count="0" meta:image-count="0" meta:object-count="0" meta:page-count="4" meta:paragraph-count="92" meta:word-count="461" meta:character-count="2504" meta:non-whitespace-character-count="2190"/>
    <meta:user-defined meta:name="AppVersion">14.0000</meta:user-defined>
    <meta:template xlink:type="simple" xlink:actuate="onRequest" xlink:title="Normal.dotm" xlink:href=""/>
  </office:meta>
</office:document-meta>
</file>